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80ac5c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ba0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e94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d689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faf2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408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style:font-size-asian="11pt" style:font-size-complex="11pt"/>
    </style:style>
    <style:style style:name="T157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officeooo:rsid="1035cc54"/>
    </style:style>
    <style:style style:name="T167" style:family="text">
      <style:text-properties officeooo:rsid="103b85c2"/>
    </style:style>
    <style:style style:name="T168" style:family="text">
      <style:text-properties officeooo:rsid="10d28a1c"/>
    </style:style>
    <style:style style:name="T169" style:family="text">
      <style:text-properties officeooo:rsid="10b6b930"/>
    </style:style>
    <style:style style:name="T170" style:family="text">
      <style:text-properties fo:language="en" fo:country="GB" officeooo:rsid="10b6b930"/>
    </style:style>
    <style:style style:name="T171" style:family="text">
      <style:text-properties fo:language="en" fo:country="GB"/>
    </style:style>
    <style:style style:name="T172" style:family="text">
      <style:text-properties fo:language="en" fo:country="GB" officeooo:rsid="10a19599"/>
    </style:style>
    <style:style style:name="T173" style:family="text">
      <style:text-properties fo:language="en" fo:country="GB" officeooo:rsid="10d28a1c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 fo:language="en" fo:country="GB" officeooo:rsid="0d1ec96e" style:font-size-asian="12pt" style:font-size-complex="12pt"/>
    </style:style>
    <style:style style:name="T202" style:family="text">
      <style:text-properties style:font-name="Liberation Sans" fo:font-size="12pt" fo:language="en" fo:country="GB" officeooo:rsid="110298af" style:font-size-asian="12pt" style:font-size-complex="12pt"/>
    </style:style>
    <style:style style:name="T203" style:family="text">
      <style:text-properties style:font-name="Liberation Sans" fo:font-size="12pt" fo:language="en" fo:country="GB" officeooo:rsid="0ff397b4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font-name="Liberation Sans" fo:font-size="12pt" fo:language="en" fo:country="GB" officeooo:rsid="0f51b898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language="en" fo:country="GB" style:text-underline-style="none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esktop environment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NOME </text:span></text:span><text:span text:style-name="Strong_20_Emphasis"><text:span text:style-name="T130">is </text:span></text:span><text:span text:style-name="Strong_20_Emphasis"><text:span text:style-name="T129">similar to </text:span></text:span><text:span text:style-name="Strong_20_Emphasis"><text:span text:style-name="T131">macOS </text:span></text:span><text:span text:style-name="Strong_20_Emphasis"><text:span text:style-name="T132">and </text:span></text:span><text:span text:style-name="Strong_20_Emphasis"><text:span text:style-name="T129">Ubuntu </text:span></text:span><text:span text:style-name="Strong_20_Emphasis"><text:span text:style-name="T131">and </text:span></text:span><text:span text:style-name="Strong_20_Emphasis"><text:span text:style-name="T129">is most used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</text:span><text:span text:style-name="T133">Cinnamon</text:span><text:span text:style-name="T134"> is similar to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5">de</text:span></text:span><text:span text:style-name="Strong_20_Emphasis"><text:span text:style-name="T127">.iso</text:span></text:span><text:span text:style-name="T128"> <text:tab/><text:tab/><text:tab/></text:span><text:span text:style-name="T133">LXDE is </text:span><text:span text:style-name="T128">similar to Windows </text:span><text:span text:style-name="T136">and </text:span><text:span text:style-name="T128">for </text:span><text:span text:style-name="T137">very </text:span><text:span text:style-name="T128">old computers</text:span><text:span text:style-name="T138"><text:line-break/>On </text:span><text:a xlink:type="simple" xlink:href="https://karelzimmer.nl/en" text:style-name="Internet_20_link" text:visited-style-name="Visited_20_Internet_20_Link"><text:span text:style-name="Strong_20_Emphasis"><text:span text:style-name="T139">karelzimmer.nl/en</text:span></text:span></text:a><text:span text:style-name="T138">, under </text:span><text:span text:style-name="T140">Install L</text:span><text:span text:style-name="T126">inux</text:span><text:span text:style-name="T138">, </text:span><text:span text:style-name="T141">in </text:span><text:span text:style-name="T142">Linux </text:span><text:span text:style-name="T143">i</text:span><text:span text:style-name="T142">nfo</text:span><text:span text:style-name="T141">, </text:span><text:span text:style-name="T138">you'll find instructions for creating a bootable USB stick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5">Select </text:span><text:span text:style-name="T146">Live </text:span><text:span text:style-name="T147">system (amd64)</text:span><text:span text:style-name="T148"> </text:span><text:span text:style-name="T149">and press </text:span><text:span text:style-name="T150">the</text:span><text:span text:style-name="T151"> </text:span><text:span text:style-name="T152">Enter</text:span><text:span text:style-name="T150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3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4">Start the installation by clicking </text:span><text:span text:style-name="Strong_20_Emphasis"><text:span text:style-name="T155">Activities</text:span></text:span><text:span text:style-name="T154"> and clicking </text:span><text:span text:style-name="Strong_20_Emphasis"><text:span text:style-name="T155">Install Debian</text:span>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6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7">Follow the installation screens and complete them.</text:span></text:span><text:span text:style-name="T158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9">Connect to the </text:span><text:span text:style-name="T160">network</text:span><text:span text:style-name="T15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61">At</text:span><text:span text:style-name="T154"> </text:span><text:span text:style-name="T155">Welcome</text:span><text:span text:style-name="T154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62">Select </text:span><text:span text:style-name="T163">application and </text:span><text:span text:style-name="T162">system language, and c</text:span><text:span text:style-name="T164">lic</text:span><text:span text:style-name="T161">k</text:span><text:span text:style-name="T164"> </text:span><text:span text:style-name="Strong_20_Emphasis"><text:span text:style-name="T165">Next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6">At</text:span> <text:span text:style-name="Strong_20_Emphasis">Regio</text:span><text:span text:style-name="Strong_20_Emphasis"><text:span text:style-name="T167">n</text:span></text:span> <text:span text:style-name="T166">choose</text:span> <text:span text:style-name="Strong_20_Emphasis">Europ</text:span><text:span text:style-name="Strong_20_Emphasis"><text:span text:style-name="T166">e</text:span></text:span> <text:span text:style-name="T168">and click </text:span><text:span text:style-name="Strong_20_Emphasis"><text:span text:style-name="T168">Next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9">At</text:span> <text:span text:style-name="Strong_20_Emphasis"><text:span text:style-name="T169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70">Choose</text:span><text:span text:style-name="T171"> </text:span><text:span text:style-name="Strong_20_Emphasis"><text:span text:style-name="T171">English (US)</text:span></text:span><text:span text:style-name="T171"> </text:span><text:span text:style-name="T170">a</text:span><text:span text:style-name="T172">n</text:span><text:span text:style-name="T170">d</text:span><text:span text:style-name="T172"> </text:span><text:span text:style-name="Strong_20_Emphasis"><text:span text:style-name="T172">English (US, intl., with dead keys)</text:span></text:span><text:span text:style-name="T172">, </text:span><text:span text:style-name="T173">and click </text:span><text:span text:style-name="Strong_20_Emphasis"><text:span text:style-name="T173">Next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4">At </text:span><text:span text:style-name="Strong_20_Emphasis"><text:span text:style-name="T175">Users</text:span></text:span><text:span text:style-name="T176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7">E</text:span><text:span text:style-name="T178">nter </text:span><text:span text:style-name="Strong_20_Emphasis"><text:span text:style-name="T175">What is your name</text:span></text:span><text:span text:style-name="T179"> </text:span><text:span text:style-name="T180">&lt;</text:span><text:span text:style-name="T181">user</text:span><text:span text:style-name="T180">&gt;</text:span><text:span text:style-name="T182">, </text:span><text:span text:style-name="Strong_20_Emphasis"><text:span text:style-name="T183"><text:line-break/></text:span></text:span><text:span text:style-name="Strong_20_Emphasis"><text:span text:style-name="T184">What name do you want to use to log in</text:span></text:span><text:span text:style-name="T185"> </text:span><text:span text:style-name="T180">&lt;</text:span><text:span text:style-name="T181">user</text:span><text:span text:style-name="T186">name</text:span><text:span text:style-name="T180">&gt;</text:span><text:span text:style-name="T185">,</text:span><text:span text:style-name="Strong_20_Emphasis"><text:span text:style-name="T187"><text:line-break/></text:span></text:span><text:span text:style-name="Strong_20_Emphasis"><text:span text:style-name="T188">What is the na</text:span></text:span><text:span text:style-name="Strong_20_Emphasis"><text:span text:style-name="T184">me of </text:span></text:span><text:span text:style-name="Strong_20_Emphasis"><text:span text:style-name="T189">this</text:span></text:span><text:span text:style-name="Strong_20_Emphasis"><text:span text:style-name="T184"> computer</text:span></text:span><text:span text:style-name="T190"> &lt;</text:span><text:span text:style-name="T191">computerna</text:span><text:span text:style-name="T192">me&gt;</text:span><text:span text:style-name="T185">,</text:span><text:span text:style-name="Strong_20_Emphasis"><text:span text:style-name="T187"><text:line-break/></text:span></text:span><text:span text:style-name="Strong_20_Emphasis"><text:span text:style-name="T193">enter a </text:span></text:span><text:span text:style-name="Strong_20_Emphasis"><text:span text:style-name="T194">password</text:span></text:span><text:span text:style-name="T195"> twice </text:span><text:span text:style-name="T196">and click </text:span><text:span text:style-name="Strong_20_Emphasis"><text:span text:style-name="T197">Next</text:span></text:span><text:span text:style-name="T196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8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9">Log in as </text:span><text:span text:style-name="T180">&lt;</text:span><text:span text:style-name="T181">user</text:span><text:span text:style-name="T180">&gt;</text:span><text:span text:style-name="T199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200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200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201">Type the </text:span><text:span text:style-name="T202">following </text:span><text:span text:style-name="T201">t</text:span><text:span text:style-name="T203">hree</text:span><text:span text:style-name="T201"> commands, each followed by the</text:span><text:span text:style-name="T72"> </text:span><text:span text:style-name="T78">Enter</text:span><text:span text:style-name="T201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4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5">Press the Super key</text:span><text:span text:style-name="T206">1</text:span><text:span text:style-name="T205">, </text:span><text:span text:style-name="T207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8">Se</text:span><text:span text:style-name="T209">lect</text:span><text:span text:style-name="T208"> </text:span><text:span text:style-name="Strong_20_Emphasis"><text:span text:style-name="T210">3</text:span></text:span><text:span text:style-name="T211"> </text:span><text:span text:style-name="T212">Finish installatio</text:span><text:span text:style-name="T213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4">S</text:span></text:span><text:span text:style-name="Strong_20_Emphasis"><text:span text:style-name="T215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6">Log in as</text:span><text:span text:style-name="T199"> </text:span><text:span text:style-name="T180">&lt;</text:span><text:span text:style-name="T181">user</text:span><text:span text:style-name="T180">&gt;</text:span><text:span text:style-name="T217"><text:note text:id="ftn11" text:note-class="footnote"><text:note-citation>1</text:note-citation><text:note-body><text:p text:style-name="P85"><text:span text:style-name="T218">Login any additional </text:span><text:span text:style-name="T219">user</text:span><text:span text:style-name="T220">s </text:span><text:span text:style-name="T218">and follow the same steps.</text:span></text:p></text:note-body></text:note></text:span><text:span text:style-name="T199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21">Follow the welcome screens.</text:span><text:span text:style-name="T153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22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22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3">Select</text:span><text:span text:style-name="T208"> </text:span><text:span text:style-name="Strong_20_Emphasis"><text:span text:style-name="T210">4</text:span></text:span><text:span text:style-name="T224"> </text:span><text:span text:style-name="T225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6">End of checklist,</text:span><text:span text:style-name="T227"> </text:span><text:span text:style-name="T227"><text:user-field-get text:name="Distro">Debian</text:user-field-get></text:span><text:span text:style-name="T104"><text:s/></text:span><text:span text:style-name="T105">Desktop</text:span><text:span text:style-name="T106"> </text:span><text:span text:style-name="T226">installation is complete.</text:span></text:p>
      <text:p text:style-name="P97"/>
      <text:p text:style-name="P98"><text:span text:style-name="T228">Written</text:span><text:span text:style-name="T229"> </text:span><text:span text:style-name="T228">by</text:span><text:span text:style-name="T229"> </text:span><text:a xlink:type="simple" xlink:href="mailto:info@karelzimmer.nl?subject=Checklist%20installation%20Linux" text:style-name="Internet_20_link" text:visited-style-name="Visited_20_Internet_20_Link"><text:span text:style-name="T230">Karel Zimmer</text:span></text:a><text:span text:style-name="T231">.</text:span></text:p>
      <text:p text:style-name="P99"><text:span text:style-name="T232">License </text:span><text:span text:style-name="T233">C</text:span><text:span text:style-name="T234">C0</text:span><text:span text:style-name="T231"> 1.0</text:span><text:span text:style-name="T235"> </text:span><text:span text:style-name="T235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5"><text:s/></text:span><text:span text:style-name="T235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24T12:00:34.441558434">24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4T12:00:34.370211429</dc:date>
    <meta:keyword>Installatie</meta:keyword>
    <meta:keyword>Checklist</meta:keyword>
    <meta:keyword>Linux</meta:keyword>
    <meta:editing-cycles>7158</meta:editing-cycles>
    <meta:editing-duration>P12DT19H30M40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7" meta:word-count="612" meta:character-count="3701" meta:non-whitespace-character-count="3150"/>
    <meta:user-defined meta:name="Info 1"/>
    <meta:user-defined meta:name="Info 2"/>
    <meta:user-defined meta:name="Info 3"/>
    <meta:user-defined meta:name="Info 4"/>
  </office:meta>
</office:document-meta>
</file>